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819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953in"/>
    </style:style>
    <style:style style:name="co5" style:family="table-column">
      <style:table-column-properties fo:break-before="auto" style:column-width="1.2047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1.6252in"/>
    </style:style>
    <style:style style:name="co8" style:family="table-column">
      <style:table-column-properties fo:break-before="auto" style:column-width="1.4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LongTe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1" office:value-type="string">
            <text:p>Deadlin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Finish converting models</text:p>
          </table:table-cell>
          <table:table-cell office:value-type="string">
            <text:p>April 31<text:span text:style-name="T1">st</text:span></text:p>
          </table:table-cell>
          <table:table-cell office:value-type="string">
            <text:p>Done</text:p>
          </table:table-cell>
          <table:table-cell office:value-type="string">
            <text:p>This task was completed on time</text:p>
          </table:table-cell>
          <table:table-cell/>
        </table:table-row>
        <table:table-row table:style-name="ro2">
          <table:table-cell office:value-type="string">
            <text:p>Create Dashboard</text:p>
          </table:table-cell>
          <table:table-cell office:value-type="string">
            <text:p>April 31<text:span text:style-name="T1">st</text:span></text:p>
          </table:table-cell>
          <table:table-cell office:value-type="string">
            <text:p>Done</text:p>
          </table:table-cell>
          <table:table-cell office:value-type="string">
            <text:p>This task was delayed, and was carried over to this term which was undesirable</text:p>
          </table:table-cell>
          <table:table-cell/>
        </table:table-row>
        <table:table-row table:style-name="ro2">
          <table:table-cell office:value-type="string">
            <text:p>Refactor codebase</text:p>
          </table:table-cell>
          <table:table-cell office:value-type="string">
            <text:p>May 21<text:span text:style-name="T1">st</text:span></text:p>
          </table:table-cell>
          <table:table-cell office:value-type="string">
            <text:p>Done</text:p>
          </table:table-cell>
          <table:table-cell office:value-type="string">
            <text:p>This task was delayed</text:p>
          </table:table-cell>
          <table:table-cell/>
        </table:table-row>
        <table:table-row table:style-name="ro2">
          <table:table-cell office:value-type="string">
            <text:p>Implement 4 Features</text:p>
          </table:table-cell>
          <table:table-cell office:value-type="string">
            <text:p>July 31<text:span text:style-name="T1">st</text:span></text:p>
          </table:table-cell>
          <table:table-cell office:value-type="string">
            <text:p>Ongoing</text:p>
          </table:table-cell>
          <table:table-cell table:number-columns-repeated="2"/>
        </table:table-row>
        <table:table-row table:style-name="ro2">
          <table:table-cell office:value-type="string">
            <text:p>Run real life problems</text:p>
          </table:table-cell>
          <table:table-cell office:value-type="string">
            <text:p>October 31<text:span text:style-name="T1">st</text:span></text:p>
          </table:table-cell>
          <table:table-cell office:value-type="string">
            <text:p>Pending</text:p>
          </table:table-cell>
          <table:table-cell table:number-columns-repeated="2"/>
        </table:table-row>
        <table:table-row table:style-name="ro2">
          <table:table-cell office:value-type="string">
            <text:p>Implement Features</text:p>
          </table:table-cell>
          <table:table-cell office:value-type="string">
            <text:p>November 31<text:span text:style-name="T1">st</text:span></text:p>
          </table:table-cell>
          <table:table-cell office:value-type="string">
            <text:p>Pending</text:p>
          </table:table-cell>
          <table:table-cell table:number-columns-repeated="2"/>
        </table:table-row>
        <table:table-row table:style-name="ro2">
          <table:table-cell office:value-type="string">
            <text:p>Prepare for Symposium</text:p>
          </table:table-cell>
          <table:table-cell office:value-type="string">
            <text:p>February 1<text:span text:style-name="T1">st</text:span></text:p>
          </table:table-cell>
          <table:table-cell office:value-type="string">
            <text:p>Pending</text:p>
          </table:table-cell>
          <table:table-cell table:number-columns-repeated="2"/>
        </table:table-row>
      </table:table>
      <table:table table:name="ShortTerm" table:style-name="ta1"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1" office:value-type="string">
            <text:p>Deadlin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ssigne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Refactoring</text:p>
          </table:table-cell>
          <table:table-cell office:value-type="string">
            <text:p>May 21<text:span text:style-name="T1">st</text:span></text:p>
          </table:table-cell>
          <table:table-cell/>
          <table:table-cell office:value-type="string">
            <text:p>Atulan, Ming-Ho, Joseph</text:p>
          </table:table-cell>
          <table:table-cell office:value-type="string">
            <text:p>Completed with delay</text:p>
          </table:table-cell>
        </table:table-row>
        <table:table-row table:style-name="ro2">
          <table:table-cell office:value-type="string">
            <text:p>Implement Incremental solving</text:p>
          </table:table-cell>
          <table:table-cell office:value-type="string">
            <text:p>June 30<text:span text:style-name="T1">th</text:span></text:p>
          </table:table-cell>
          <table:table-cell office:value-type="string">
            <text:p>Delayed</text:p>
          </table:table-cell>
          <table:table-cell office:value-type="string">
            <text:p>Chris, Ming-Ho</text:p>
          </table:table-cell>
          <table:table-cell office:value-type="string">
            <text:p>Completed with bugs</text:p>
          </table:table-cell>
        </table:table-row>
        <table:table-row table:style-name="ro2">
          <table:table-cell office:value-type="string">
            <text:p>Implement Concurrent Solving</text:p>
          </table:table-cell>
          <table:table-cell office:value-type="string">
            <text:p>July 15<text:span text:style-name="T1">th</text:span></text:p>
          </table:table-cell>
          <table:table-cell office:value-type="string">
            <text:p>Ongoing</text:p>
          </table:table-cell>
          <table:table-cell office:value-type="string">
            <text:p>Joseph, Chris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Implement SMT solver</text:p>
          </table:table-cell>
          <table:table-cell office:value-type="string">
            <text:p>July 30<text:span text:style-name="T1">th</text:span></text:p>
          </table:table-cell>
          <table:table-cell office:value-type="string">
            <text:p>Ongoing</text:p>
          </table:table-cell>
          <table:table-cell office:value-type="string">
            <text:p>Atulan, Ming-Ho</text:p>
          </table:table-cell>
          <table:table-cell office:value-type="string">
            <text:p>Pending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7/03/2013</text:date>, <text:time>20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ulan </meta:initial-creator>
    <meta:creation-date>2013-07-03T19:32:03</meta:creation-date>
    <dc:date>2013-07-03T20:02:49</dc:date>
    <dc:creator>Atulan </dc:creator>
    <meta:editing-duration>PT14M36S</meta:editing-duration>
    <meta:editing-cycles>4</meta:editing-cycles>
    <meta:generator>LibreOffice/3.4$Linux LibreOffice_project/340m1$Build-402</meta:generator>
    <meta:document-statistic meta:table-count="3" meta:cell-count="52" meta:object-count="0"/>
  </office:meta>
</office:document-meta>
</file>